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55cm" fo:min-width="5.5cm"/>
    </style:style>
    <style:style style:name="gr2" style:family="graphic" style:parent-style-name="standard">
      <style:graphic-properties draw:textarea-horizontal-align="justify" draw:textarea-vertical-align="middle" draw:auto-grow-height="false" fo:min-height="3.951cm" fo:min-width="3.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6cm" svg:height="3.8cm" svg:x="2.001cm" svg:y="7.001cm">
          <text:p text:style-name="P1">Original Im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2cm" svg:height="4.2cm" svg:x="14.201cm" svg:y="6.801cm">
          <text:p text:style-name="P1">Projected im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type="line" svg:x1="8.001cm" svg:y1="8.901cm" svg:x2="14.921cm" svg:y2="8.901cm" draw:start-shape="id1" draw:start-glue-point="1" draw:end-shape="id2" draw:end-glue-point="6" svg:d="M8001 8901h6920" svg:viewBox="0 0 6921 1">
          <text:p text:style-name="P1"><text:s/></text:p>
        </draw:connector>
        <draw:frame draw:style-name="gr4" draw:layer="layout" svg:width="4.765cm" svg:height="0.962cm" svg:x="9cm" svg:y="8cm">
          <draw:text-box>
            <text:p>After projec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1:54:56.175580927</meta:creation-date>
    <dc:date>2014-11-13T15:51:02.837286605</dc:date>
    <meta:editing-duration>PT13M42S</meta:editing-duration>
    <meta:editing-cycles>3</meta:editing-cycles>
    <meta:generator>LibreOffice/4.3.0.4$Linux_X86_64 LibreOffice_project/62ad5818884a2fc2e5780dd45466868d41009ec0</meta:generator>
    <meta:document-statistic meta:object-count="27"/>
  </office:meta>
</office:document-meta>
</file>